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6.91cm" svg:x="2.2cm" svg:y="9.946cm" presentation:class="title" presentation:user-transformed="true">
          <draw:text-box>
            <text:p>Unit 9 Overfitting, Underfitting and Regularization 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4T13:09:11.424979731</meta:creation-date>
    <meta:editing-duration>PT1M52S</meta:editing-duration>
    <meta:editing-cycles>2</meta:editing-cycles>
    <meta:generator>LibreOffice/5.4.0.3$Linux_X86_64 LibreOffice_project/7556cbc6811c9d992f4064ab9287069087d7f62c</meta:generator>
    <dc:date>2022-03-14T13:11:03.843684935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